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a6704" draw:fill-color="#9a6704" draw:textarea-horizontal-align="justify" draw:textarea-vertical-align="middle" draw:auto-grow-height="false" fo:min-height="0cm" fo:min-width="3.66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283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4.35cm" fo:min-width="4.605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1.45cm" fo:min-width="2.16cm"/>
    </style:style>
    <style:style style:name="P1" style:family="paragraph">
      <loext:graphic-properties draw:fill-color="#9a6704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start"/>
      <style:text-properties style:font-name="Latin Modern Mono"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start"/>
      <style:text-properties style:font-name="Latin Modern Mono" fo:font-size="6pt" style:font-size-asian="6pt" style:font-size-complex="6pt"/>
    </style:style>
    <style:style style:name="P5" style:family="paragraph">
      <loext:graphic-properties draw:opacity="60%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4.166cm" svg:height="0.203cm" draw:transform="rotate (1.5707963267949) translate (1.955cm 6.583cm)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2" draw:text-style-name="P2" draw:layer="layout" svg:width="0.1cm" svg:height="0.1cm" draw:transform="rotate (1.5707963267949) translate (2.009cm 3.663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3.40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3.154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3.91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4.171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4.424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2.901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2.64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4.67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9cm 4.933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5.18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5.441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5.694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5.949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9cm 6.203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" draw:text-style-name="P2" draw:layer="layout" svg:width="0.1cm" svg:height="0.1cm" draw:transform="rotate (1.5707963267949) translate (2.008cm 6.45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g>
                <draw:frame draw:style-name="gr3" draw:text-style-name="P4" draw:layer="layout" svg:width="1.053cm" svg:height="0.535cm" svg:x="1.956cm" svg:y="4.616cm">
                  <draw:text-box>
                    <text:p text:style-name="P3">A0</text:p>
                  </draw:text-box>
                </draw:frame>
                <draw:frame draw:style-name="gr3" draw:text-style-name="P4" draw:layer="layout" svg:width="1.053cm" svg:height="0.535cm" svg:x="1.956cm" svg:y="4.362cm">
                  <draw:text-box>
                    <text:p text:style-name="P3">SDA</text:p>
                  </draw:text-box>
                </draw:frame>
                <draw:frame draw:style-name="gr3" draw:text-style-name="P4" draw:layer="layout" svg:width="1.053cm" svg:height="0.535cm" svg:x="1.956cm" svg:y="4.108cm">
                  <draw:text-box>
                    <text:p text:style-name="P3">SCL</text:p>
                  </draw:text-box>
                </draw:frame>
                <draw:frame draw:style-name="gr3" draw:text-style-name="P4" draw:layer="layout" svg:width="1.053cm" svg:height="0.535cm" svg:x="1.956cm" svg:y="3.6cm">
                  <draw:text-box>
                    <text:p text:style-name="P3">SCK</text:p>
                  </draw:text-box>
                </draw:frame>
                <draw:frame draw:style-name="gr3" draw:text-style-name="P4" draw:layer="layout" svg:width="1.053cm" svg:height="0.535cm" svg:x="1.956cm" svg:y="3.346cm">
                  <draw:text-box>
                    <text:p text:style-name="P3">MISO</text:p>
                  </draw:text-box>
                </draw:frame>
                <draw:frame draw:style-name="gr3" draw:text-style-name="P4" draw:layer="layout" svg:width="1.053cm" svg:height="0.535cm" svg:x="1.956cm" svg:y="3.092cm">
                  <draw:text-box>
                    <text:p text:style-name="P3">MOSI</text:p>
                  </draw:text-box>
                </draw:frame>
                <draw:frame draw:style-name="gr3" draw:text-style-name="P4" draw:layer="layout" svg:width="1.053cm" svg:height="0.535cm" svg:x="1.956cm" svg:y="2.838cm">
                  <draw:text-box>
                    <text:p text:style-name="P3">SD_CS</text:p>
                  </draw:text-box>
                </draw:frame>
                <draw:frame draw:style-name="gr3" draw:text-style-name="P4" draw:layer="layout" svg:width="1.053cm" svg:height="0.535cm" svg:x="1.956cm" svg:y="2.584cm">
                  <draw:text-box>
                    <text:p text:style-name="P3">LED +</text:p>
                  </draw:text-box>
                </draw:frame>
                <draw:frame draw:style-name="gr4" draw:text-style-name="P4" draw:layer="layout" svg:width="1.053cm" svg:height="0.535cm" svg:x="1.956cm" svg:y="2.33cm">
                  <draw:text-box>
                    <text:p text:style-name="P3">LED -</text:p>
                  </draw:text-box>
                </draw:frame>
                <draw:frame draw:style-name="gr3" draw:text-style-name="P4" draw:layer="layout" svg:width="1.053cm" svg:height="0.535cm" svg:x="1.956cm" svg:y="3.854cm">
                  <draw:text-box>
                    <text:p text:style-name="P3">CS</text:p>
                  </draw:text-box>
                </draw:frame>
                <draw:frame draw:style-name="gr3" draw:text-style-name="P4" draw:layer="layout" svg:width="1.053cm" svg:height="0.535cm" svg:x="1.956cm" svg:y="5.901cm">
                  <draw:text-box>
                    <text:p text:style-name="P3">VCC</text:p>
                  </draw:text-box>
                </draw:frame>
                <draw:frame draw:style-name="gr3" draw:text-style-name="P4" draw:layer="layout" svg:width="1.053cm" svg:height="0.535cm" svg:x="1.956cm" svg:y="5.647cm">
                  <draw:text-box>
                    <text:p text:style-name="P3">nc</text:p>
                  </draw:text-box>
                </draw:frame>
                <draw:frame draw:style-name="gr3" draw:text-style-name="P4" draw:layer="layout" svg:width="1.053cm" svg:height="0.535cm" svg:x="1.956cm" svg:y="5.393cm">
                  <draw:text-box>
                    <text:p text:style-name="P3">nc</text:p>
                  </draw:text-box>
                </draw:frame>
                <draw:frame draw:style-name="gr3" draw:text-style-name="P4" draw:layer="layout" svg:width="1.053cm" svg:height="0.535cm" svg:x="1.956cm" svg:y="5.139cm">
                  <draw:text-box>
                    <text:p text:style-name="P3">nc</text:p>
                  </draw:text-box>
                </draw:frame>
                <draw:frame draw:style-name="gr3" draw:text-style-name="P4" draw:layer="layout" svg:width="1.053cm" svg:height="0.535cm" svg:x="1.956cm" svg:y="4.885cm">
                  <draw:text-box>
                    <text:p text:style-name="P3">RST</text:p>
                  </draw:text-box>
                </draw:frame>
                <draw:frame draw:style-name="gr3" draw:text-style-name="P4" draw:layer="layout" svg:width="1.053cm" svg:height="0.535cm" svg:x="1.956cm" svg:y="6.155cm">
                  <draw:text-box>
                    <text:p text:style-name="P3">GND</text:p>
                  </draw:text-box>
                </draw:frame>
              </draw:g>
            </draw:g>
          </draw:g>
          <draw:custom-shape draw:style-name="gr5" draw:text-style-name="P5" draw:layer="layout" svg:width="5.105cm" svg:height="4.6cm" svg:x="1.948cm" svg:y="2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66cm" svg:height="1.7cm" svg:x="2.888cm" svg:y="2.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5-11T20:57:17.132484174</dc:date>
    <dc:creator>Dirk Schanz</dc:creator>
    <meta:editing-duration>PT1H40M41S</meta:editing-duration>
    <meta:editing-cycles>16</meta:editing-cycles>
    <meta:generator>LibreOffice/6.0.3.2$Linux_X86_64 LibreOffice_project/00m0$Build-2</meta:generator>
    <meta:document-statistic meta:object-count="41"/>
  </office:meta>
</office:document-meta>
</file>